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08f00" officeooo:paragraph-rsid="00108f00"/>
    </style:style>
    <style:style style:name="P2" style:family="paragraph" style:parent-style-name="Standard">
      <style:paragraph-properties fo:break-before="page"/>
      <style:text-properties officeooo:rsid="00108f00" officeooo:paragraph-rsid="00108f00"/>
    </style:style>
    <style:style style:name="P3" style:family="paragraph" style:parent-style-name="Footer">
      <style:text-properties officeooo:rsid="00108f00" officeooo:paragraph-rsid="00108f00"/>
    </style:style>
    <style:style style:name="P4" style:family="paragraph" style:parent-style-name="Header">
      <style:text-properties officeooo:rsid="00108f00" officeooo:paragraph-rsid="00108f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aa 1.page</text:p>
      <text:p text:style-name="P2">second 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08f00" officeooo:paragraph-rsid="00108f00"/>
    </style:style>
    <style:style style:name="MP2" style:family="paragraph" style:parent-style-name="Footer">
      <style:text-properties officeooo:rsid="00108f00" officeooo:paragraph-rsid="00108f0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Right_20_Page">
      <style:header>
        <text:p text:style-name="MP1">Header standard</text:p>
      </style:header>
      <style:footer>
        <text:p text:style-name="MP2">Footer standard</text:p>
      </style:footer>
    </style:master-page>
    <style:master-page style:name="Right_20_Page" style:display-name="Right Page" style:page-layout-name="Mpm2" style:next-style-name="Left_20_Page">
      <style:header>
        <text:p text:style-name="MP1">Header right side</text:p>
      </style:header>
    </style:master-page>
    <style:master-page style:name="Left_20_Page" style:display-name="Left Page" style:page-layout-name="Mpm3" style:next-style-name="Righ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7T09:29:45.274000000</meta:creation-date>
    <dc:date>2014-11-27T09:31:10.713000000</dc:date>
    <meta:editing-duration>P0D</meta:editing-duration>
    <meta:editing-cycles>1</meta:editing-cycles>
    <meta:document-statistic meta:table-count="0" meta:image-count="0" meta:object-count="0" meta:page-count="3" meta:paragraph-count="5" meta:word-count="11" meta:character-count="65" meta:non-whitespace-character-count="59"/>
    <meta:generator>LibreOffice/4.1.3.2$Windows_x86 LibreOffice_project/70feb7d99726f064edab4605a8ab840c50ec57a</meta:generator>
  </office:meta>
</office:document-meta>
</file>